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26d3a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size="15pt" officeooo:rsid="00126d3a" officeooo:paragraph-rsid="00126d3a" style:font-size-asian="15pt" style:font-size-complex="15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size="18pt" officeooo:paragraph-rsid="00126d3a" style:font-size-asian="18pt" style:font-size-complex="18pt"/>
    </style:style>
    <style:style style:name="P4" style:family="paragraph" style:parent-style-name="Standard">
      <style:text-properties officeooo:paragraph-rsid="00128cfa"/>
    </style:style>
    <style:style style:name="P5" style:family="paragraph" style:parent-style-name="Standard">
      <style:text-properties officeooo:paragraph-rsid="00138721"/>
    </style:style>
    <style:style style:name="P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0138721"/>
    </style:style>
    <style:style style:name="P7" style:family="paragraph" style:parent-style-name="Standard">
      <style:text-properties officeooo:paragraph-rsid="001446fe"/>
    </style:style>
    <style:style style:name="P8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ackground-color="transparent"/>
      <style:text-properties officeooo:paragraph-rsid="001446fe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128cfa"/>
    </style:style>
    <style:style style:name="T3" style:family="text">
      <style:text-properties officeooo:rsid="00138721"/>
    </style:style>
    <style:style style:name="T4" style:family="text">
      <style:text-properties officeooo:rsid="001446fe"/>
    </style:style>
    <style:style style:name="T5" style:family="text">
      <style:text-properties officeooo:rsid="001533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<text:span text:style-name="T1">Projeto Gestão de Inscrições nas UFCDS do IEFP Leiria</text:span></text:p>
      <text:p text:style-name="P2"><text:span text:style-name="T1">Protótipo, Pseudocódigo</text:span></text:p>
      <text:p text:style-name="P1"><text:span text:style-name="T1">Formanda: Samanta Uchoa Bordallo</text:span> </text:p>
      <text:p text:style-name="Standard"/>
      <text:p text:style-name="Standard"/>
      <text:p text:style-name="Standard"/>
      <text:p text:style-name="P4">Início do programa<text:line-break/>Exibir "Menu Principal: Fazer<text:span text:style-name="T5"> login, Criar Conta, UFCDs, Turmas, Sair”</text:span><text:line-break/>Ler a escolha do usuário<text:line-break/><text:line-break/>Se escolha for igual a "Fazer login":<text:line-break/> <text:s text:c="3"/>Exibir "Tipo de Usuário: Aluno ou Formador?"<text:line-break/> <text:s text:c="3"/>Ler o tipo de usuário<text:line-break/><text:line-break/> <text:s text:c="3"/>Se tipo de usuário for igual a "Aluno":<text:line-break/> <text:s text:c="5"/><text:line-break/> <text:s text:c="7"/>Exibir "Opções do Aluno: Informações Pessoais, Turmas Inscritas, UFCDs"</text:p>
      <text:p text:style-name="P4"><text:s text:c="8"/>Ler a escolha do aluno<text:line-break/><text:line-break/> <text:s text:c="7"/>Se escolha do aluno for igual a "Informações Pessoais":<text:line-break/> <text:s text:c="11"/>Exibir e <text:span text:style-name="T2">dar a opção de editar </text:span>as informações pessoais do aluno<text:line-break/><text:line-break/> <text:s text:c="7"/>Se escolha do aluno for igual a "Turmas Inscritas":<text:line-break/> <text:s text:c="11"/>Exibir "Turmas Inscritas pelo Aluno" e "Opções: Ver Classificação, Gerar Relatório"<text:line-break/> <text:s text:c="11"/>Ler a escolha do aluno<text:line-break/><text:line-break/> <text:s text:c="11"/>Se escolha do aluno for igual a "<text:span text:style-name="T2">Turmas Inscritas pelo Aluno</text:span>":</text:p>
      <text:p text:style-name="P4"><text:tab/> <text:s text:c="3"/><text:span text:style-name="T2">Exibir as turmas do aluno e as informações da turma escolhida, como: </text:span>UFCD, FORMANDOS, FORMADOR, DATA DE INICIO, DATA DE FIM</text:p>
      <text:p text:style-name="P4"/>
      <text:p text:style-name="P6"><text:tab/>Se escolha do aluno for igual a "Ver Classificação":<text:line-break/> <text:s text:c="15"/>Exibir a classificação do aluno<text:line-break/><text:line-break/> <text:s text:c="11"/>Se escolha do aluno for igual a "Gerar Relatório":<text:line-break/> <text:s text:c="15"/>Gerar um relatório para o aluno<text:line-break/><text:line-break/> <text:s text:c="7"/>Se escolha do aluno for igual a "UFCDs":<text:line-break/> <text:s text:c="11"/>Exibir "Opções de UFCDs"<text:line-break/> <text:s text:c="11"/>Ler a escolha da UFCD<text:line-break/><text:line-break/> <text:s text:c="11"/>Se escolha da UFCD for igual a "Realizar inscrição":<text:line-break/> <text:s text:c="15"/>Implementar a lógica para inscrição em uma UFCD<text:line-break/><text:line-break/> <text:s text:c="11"/>Se escolha da UFCD for igual a "Informações da UFCD":<text:line-break/> <text:s text:c="15"/>Exibir "Informações da UFCD"<text:line-break/> <text:s text:c="15"/>Ler e exibir:<text:line-break/> <text:s text:c="19"/>- Nome<text:line-break/> <text:s text:c="19"/>- Código<text:line-break/> <text:s text:c="19"/>- Descrição<text:line-break/> <text:s text:c="19"/>- Duração<text:line-break/> <text:s text:c="19"/>- Modalidade<text:line-break/><text:soft-page-break/> <text:s text:c="19"/>- Horário<text:line-break/> <text:s text:c="19"/>- Curso a que pertence<text:line-break/><text:line-break/> <text:s text:c="7"/>Se tipo de usuário for igual a "Formador":<text:tab/></text:p>
      <text:p text:style-name="P5"><text:s text:c="14"/>Exibir "Opções do Formador: Informações Pessoais, <text:span text:style-name="T3">Turmas, </text:span>UFCDs"</text:p>
      <text:p text:style-name="P5"><text:tab/> <text:s/>Ler a escolha do formador</text:p>
      <text:p text:style-name="P5"/>
      <text:p text:style-name="P5"><text:s text:c="8"/>Se escolha do formador for igual a "Informações Pessoais":</text:p>
      <text:p text:style-name="P5"><text:s text:c="12"/>Exibir e editar as informações pessoais do formador</text:p>
      <text:p text:style-name="P5"/>
      <text:p text:style-name="P5"><text:s text:c="7"/>Se escolha do <text:span text:style-name="T3">formador</text:span> for igual a "Turmas":<text:line-break/> <text:s text:c="11"/>Exibir "Turmas <text:span text:style-name="T3">do Formador</text:span>"</text:p>
      <text:p text:style-name="P5"/>
      <text:p text:style-name="P5"><text:s text:c="8"/>Se escolha do formador for igual a "UFCDs":</text:p>
      <text:p text:style-name="P5"><text:s text:c="12"/>Exibir "Opções de UFCDs"</text:p>
      <text:p text:style-name="P5"><text:s text:c="12"/>Ler a escolha da UFCD</text:p>
      <text:p text:style-name="P5"/>
      <text:p text:style-name="P5"><text:s text:c="12"/>Se escolha da UFCD for igual a "Informações da UFCD":</text:p>
      <text:p text:style-name="P5"><text:s text:c="16"/>Exibir "Informações da UFCD"</text:p>
      <text:p text:style-name="P5"><text:s text:c="16"/>Ler e exibir:</text:p>
      <text:p text:style-name="P5"><text:s text:c="20"/>- Nome</text:p>
      <text:p text:style-name="P5"><text:s text:c="20"/>- Código</text:p>
      <text:p text:style-name="P5"><text:s text:c="20"/>- Descrição</text:p>
      <text:p text:style-name="P5"><text:s text:c="20"/>- Duração</text:p>
      <text:p text:style-name="P5"><text:s text:c="20"/>- Modalidade</text:p>
      <text:p text:style-name="P5"><text:s text:c="20"/>- Horário</text:p>
      <text:p text:style-name="P7">- Curso a que pertence<text:line-break/><text:line-break/>Se escolha for igual a "Criar conta":<text:line-break/> Exibir "Tipo de Conta: Aluno ou Formador?"<text:line-break/> Ler o tipo de conta<text:line-break/><text:line-break/> Se tipo de conta for igual a "Aluno":<text:line-break/> Exibir "Informações Pessoais do Aluno"<text:line-break/> Ler e armazenar:<text:line-break/> - Nome<text:line-break/> - Data de Nascimento<text:line-break/> - NIF<text:line-break/> - Email<text:line-break/> - Morada<text:line-break/> - Telefone<text:line-break/> - Disponibilidade<text:line-break/><text:line-break/> Se tipo de conta for igual a "Formador":<text:line-break/> Exibir "Informações Pessoais do Formador"<text:line-break/> Ler e armazenar:<text:line-break/> - Nome<text:line-break/> - Data de Nascimento<text:line-break/> - NIF<text:line-break/> - Email<text:line-break/> - Morada<text:line-break/> - Telefone<text:line-break/><text:soft-page-break/> <text:s text:c="11"/>- Habilitações Acadêmicas<text:line-break/> <text:s text:c="11"/>- Disponibilidade<text:line-break/><text:line-break/>Se escolha for igual a "UFCDs":<text:line-break/> <text:s text:c="3"/>Exibir <text:span text:style-name="T4">as opções: “Informações da UFCD”, “Realizar Inscrição”, “Criar Nova UFCD”. </text:span><text:line-break/> <text:s text:c="3"/>Ler a escolha da UFCD<text:line-break/><text:line-break/> <text:s text:c="3"/>Se escolha da UFCD for igual a "Realizar inscrição":<text:line-break/> <text:s text:c="7"/>Implementar a lógica para inscrição em uma UFCD<text:line-break/><text:line-break/> <text:s text:c="3"/>Se escolha da UFCD for igual a "Informações da UFCD":<text:line-break/> <text:s text:c="7"/>Exibir "Informações da UFCD"<text:line-break/> <text:s text:c="7"/>Ler e exibir:<text:line-break/> <text:s text:c="11"/>- Nome<text:line-break/> <text:s text:c="11"/>- Código<text:line-break/> <text:s text:c="11"/>- Descrição<text:line-break/> <text:s text:c="11"/>- Duração<text:line-break/> <text:s text:c="11"/>- Modalidade<text:line-break/> <text:s text:c="11"/>- Horário<text:line-break/> <text:s text:c="11"/>- Curso a que pertence</text:p>
      <text:p text:style-name="P8">Se escolha da UFCD for igual a "Criar Nova UFCD":</text:p>
      <text:p text:style-name="P7"><text:s text:c="8"/>Exibir "Criar Nova UFCD"</text:p>
      <text:p text:style-name="P7"><text:s text:c="8"/>Ler e armazenar as informações da nova UFCD:</text:p>
      <text:p text:style-name="P7"><text:s text:c="12"/>- Nome</text:p>
      <text:p text:style-name="P7"><text:s text:c="12"/>- Código</text:p>
      <text:p text:style-name="P7"><text:s text:c="12"/>- Descrição</text:p>
      <text:p text:style-name="P7"><text:s text:c="12"/>- Duração</text:p>
      <text:p text:style-name="P7"><text:s text:c="12"/>- Modalidade</text:p>
      <text:p text:style-name="P7"><text:s text:c="12"/>- Horário</text:p>
      <text:p text:style-name="P7"><text:s text:c="12"/>- Curso a que pertence</text:p>
      <text:p text:style-name="P7"><text:line-break/>Se escolha for igual a "Turmas":<text:line-break/> <text:s text:c="3"/>Exibir "Informações da Turma"<text:line-break/> <text:s text:c="3"/>Ler e exibir:<text:line-break/> <text:s text:c="7"/>- Informações de UFCD<text:line-break/> <text:s text:c="7"/>- Formandos<text:line-break/> <text:s text:c="7"/>- Formador<text:line-break/> <text:s text:c="7"/>- Data de Início<text:line-break/> <text:s text:c="7"/>- Data de Fim<text:line-break/><text:line-break/>Se escolha for igual a "Sair":<text:line-break/> <text:s text:c="3"/>Encerrar o programa<text:lin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9T16:02:52.278000000</meta:creation-date>
    <dc:date>2023-09-19T17:03:10.063000000</dc:date>
    <meta:editing-duration>PT2M59S</meta:editing-duration>
    <meta:editing-cycles>1</meta:editing-cycles>
    <meta:document-statistic meta:table-count="0" meta:image-count="0" meta:object-count="0" meta:page-count="3" meta:paragraph-count="36" meta:word-count="586" meta:character-count="4328" meta:non-whitespace-character-count="2781"/>
    <meta:generator>LibreOffice/7.3.4.2$Windows_X86_64 LibreOffice_project/728fec16bd5f605073805c3c9e7c4212a0120dc5</meta:generator>
  </office:meta>
</office:document-meta>
</file>